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53.25" calcext:value-type="float">
            <text:p>553.2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7.97222222222222" calcext:value-type="float">
            <text:p>7.9722222222</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71.75" calcext:value-type="float">
            <text:p>71.75</text:p>
          </table:table-cell>
          <table:table-cell/>
          <table:table-cell table:style-name="ce7" office:value-type="string" calcext:value-type="string">
            <text:p>dagen te gaan</text:p>
          </table:table-cell>
          <table:table-cell table:style-name="ce9" table:formula="of:=DATEDIF(NOW();[.E1];&quot;d&quot;)" office:value-type="float" office:value="9" calcext:value-type="float">
            <text:p>9</text:p>
          </table:table-cell>
          <table:table-cell table:style-name="ce11" office:value-type="string" calcext:value-type="string">
            <text:p>uur/week</text:p>
          </table:table-cell>
          <table:table-cell table:style-name="Default" table:formula="of:=[.B2]/([.E2]/7)" office:value-type="float" office:value="55.8055555555556" calcext:value-type="float">
            <text:p>55.8055555556</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17.5" calcext:value-type="float">
            <text:p>17.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17.5" calcext:value-type="float">
            <text:p>17.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7];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17.5" calcext:value-type="float">
            <text:p>17.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17.5" calcext:value-type="float">
            <text:p>17.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17.5" calcext:value-type="float">
            <text:p>17.50</text:p>
          </table:table-cell>
          <table:table-cell table:formula="of:=625-[.F227]" office:value-type="float" office:value="84.75" calcext:value-type="float">
            <text:p>84.75</text:p>
          </table:table-cell>
          <table:table-cell office:value-type="string" calcext:value-type="string">
            <text:p>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9];2)" office:value-type="float" office:value="21" calcext:value-type="float">
            <text:p>2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15.5" calcext:value-type="float">
            <text:p>15.50</text:p>
          </table:table-cell>
          <table:table-cell table:formula="of:=625-[.F228]" office:value-type="float" office:value="82.75" calcext:value-type="float">
            <text:p>82.75</text:p>
          </table:table-cell>
          <table:table-cell office:value-type="string" calcext:value-type="string">
            <text:p>scriptie</text:p>
          </table:table-cell>
          <table:table-cell table:number-columns-repeated="1015"/>
        </table:table-row>
        <table:table-row table:style-name="ro1">
          <table:table-cell office:value-type="date" office:date-value="2014-05-19" calcext:value-type="date">
            <text:p>19/05/14</text:p>
          </table:table-cell>
          <table:table-cell table:style-name="ce4" table:formula="of:=ISOWEEKNUM([.A230];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15.5" calcext:value-type="float">
            <text:p>15.50</text:p>
          </table:table-cell>
          <table:table-cell table:formula="of:=625-[.F229]" office:value-type="float" office:value="80.75" calcext:value-type="float">
            <text:p>80.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15.5" calcext:value-type="float">
            <text:p>15.50</text:p>
          </table:table-cell>
          <table:table-cell table:formula="of:=625-[.F230]" office:value-type="float" office:value="75.75" calcext:value-type="float">
            <text:p>75.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15.5" calcext:value-type="float">
            <text:p>15.50</text:p>
          </table:table-cell>
          <table:table-cell table:formula="of:=625-[.F231]" office:value-type="float" office:value="74.25" calcext:value-type="float">
            <text:p>74.2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2.5" calcext:value-type="float">
            <text:p>2.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4];2)" office:value-type="float" office:value="52" calcext:value-type="float">
            <text:p>52</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3.25" calcext:value-type="float">
            <text:p>553.25</text:p>
          </table:table-cell>
          <table:table-cell table:formula="of:=SUMIF([.$B$4:.$B$302];[.B234];[.$E$4:.$E$302])" office:value-type="float" office:value="2.5" calcext:value-type="float">
            <text:p>2.50</text:p>
          </table:table-cell>
          <table:table-cell table:formula="of:=625-[.F233]" office:value-type="float" office:value="71.75" calcext:value-type="float">
            <text:p>71.75</text:p>
          </table:table-cell>
          <table:table-cell office:value-type="string" calcext:value-type="string">
            <text:p>testen overzetting, fout bij stiching testen met en zonder user</text:p>
          </table:table-cell>
          <table:table-cell table:number-columns-repeated="1015"/>
        </table:table-row>
        <table:table-row table:style-name="ro1">
          <table:table-cell/>
          <table:table-cell table:style-name="ce4" table:formula="of:=ISOWEEKNUM([.A235];2)" office:value-type="float" office:value="52" calcext:value-type="float">
            <text:p>52</text:p>
          </table:table-cell>
          <table:table-cell table:number-columns-repeated="2"/>
          <table:table-cell table:formula="of:=MOD(([.D234]-[.C234])*24;24)" office:value-type="float" office:value="0" calcext:value-type="float">
            <text:p>0.00</text:p>
          </table:table-cell>
          <table:table-cell table:formula="of:=SUM([.$E$4:.$E235])" office:value-type="float" office:value="553.25" calcext:value-type="float">
            <text:p>553.25</text:p>
          </table:table-cell>
          <table:table-cell table:formula="of:=SUMIF([.$B$4:.$B$302];[.B235];[.$E$4:.$E$302])" office:value-type="float" office:value="2.5" calcext:value-type="float">
            <text:p>2.50</text:p>
          </table:table-cell>
          <table:table-cell table:formula="of:=625-[.F234]" office:value-type="float" office:value="71.75" calcext:value-type="float">
            <text:p>71.75</text:p>
          </table:table-cell>
          <table:table-cell table:number-columns-repeated="1016"/>
        </table:table-row>
        <table:table-row table:style-name="ro1">
          <table:table-cell/>
          <table:table-cell table:style-name="ce4" table:formula="of:=ISOWEEKNUM([.A236];2)" office:value-type="float" office:value="52" calcext:value-type="float">
            <text:p>52</text:p>
          </table:table-cell>
          <table:table-cell table:number-columns-repeated="2"/>
          <table:table-cell table:formula="of:=MOD(([.D235]-[.C235])*24;24)" office:value-type="float" office:value="0" calcext:value-type="float">
            <text:p>0.00</text:p>
          </table:table-cell>
          <table:table-cell table:formula="of:=SUM([.$E$4:.$E236])" office:value-type="float" office:value="553.25" calcext:value-type="float">
            <text:p>553.25</text:p>
          </table:table-cell>
          <table:table-cell table:formula="of:=SUMIF([.$B$4:.$B$302];[.B236];[.$E$4:.$E$302])" office:value-type="float" office:value="2.5" calcext:value-type="float">
            <text:p>2.50</text:p>
          </table:table-cell>
          <table:table-cell table:formula="of:=625-[.F235]" office:value-type="float" office:value="71.75" calcext:value-type="float">
            <text:p>71.75</text:p>
          </table:table-cell>
          <table:table-cell table:number-columns-repeated="1016"/>
        </table:table-row>
        <table:table-row table:style-name="ro1">
          <table:table-cell/>
          <table:table-cell table:style-name="ce4" table:formula="of:=ISOWEEKNUM([.A237];2)" office:value-type="float" office:value="52" calcext:value-type="float">
            <text:p>52</text:p>
          </table:table-cell>
          <table:table-cell table:number-columns-repeated="2"/>
          <table:table-cell table:formula="of:=MOD(([.D236]-[.C236])*24;24)" office:value-type="float" office:value="0" calcext:value-type="float">
            <text:p>0.00</text:p>
          </table:table-cell>
          <table:table-cell table:formula="of:=SUM([.$E$4:.$E237])" office:value-type="float" office:value="553.25" calcext:value-type="float">
            <text:p>553.25</text:p>
          </table:table-cell>
          <table:table-cell table:formula="of:=SUMIF([.$B$4:.$B$302];[.B237];[.$E$4:.$E$302])" office:value-type="float" office:value="2.5" calcext:value-type="float">
            <text:p>2.50</text:p>
          </table:table-cell>
          <table:table-cell table:formula="of:=625-[.F236]" office:value-type="float" office:value="71.75" calcext:value-type="float">
            <text:p>71.75</text:p>
          </table:table-cell>
          <table:table-cell table:number-columns-repeated="1016"/>
        </table:table-row>
        <table:table-row table:style-name="ro1">
          <table:table-cell/>
          <table:table-cell table:style-name="ce4" table:formula="of:=ISOWEEKNUM([.A238];2)" office:value-type="float" office:value="52" calcext:value-type="float">
            <text:p>52</text:p>
          </table:table-cell>
          <table:table-cell table:number-columns-repeated="2"/>
          <table:table-cell table:formula="of:=MOD(([.D237]-[.C237])*24;24)" office:value-type="float" office:value="0" calcext:value-type="float">
            <text:p>0.00</text:p>
          </table:table-cell>
          <table:table-cell table:formula="of:=SUM([.$E$4:.$E238])" office:value-type="float" office:value="553.25" calcext:value-type="float">
            <text:p>553.25</text:p>
          </table:table-cell>
          <table:table-cell table:formula="of:=SUMIF([.$B$4:.$B$302];[.B238];[.$E$4:.$E$302])" office:value-type="float" office:value="2.5" calcext:value-type="float">
            <text:p>2.50</text:p>
          </table:table-cell>
          <table:table-cell table:formula="of:=625-[.F237]" office:value-type="float" office:value="71.75" calcext:value-type="float">
            <text:p>71.75</text:p>
          </table:table-cell>
          <table:table-cell table:number-columns-repeated="1016"/>
        </table:table-row>
        <table:table-row table:style-name="ro1">
          <table:table-cell/>
          <table:table-cell table:style-name="ce4" table:formula="of:=ISOWEEKNUM([.A239];2)" office:value-type="float" office:value="52" calcext:value-type="float">
            <text:p>52</text:p>
          </table:table-cell>
          <table:table-cell table:number-columns-repeated="2"/>
          <table:table-cell table:formula="of:=MOD(([.D238]-[.C238])*24;24)" office:value-type="float" office:value="0" calcext:value-type="float">
            <text:p>0.00</text:p>
          </table:table-cell>
          <table:table-cell table:formula="of:=SUM([.$E$4:.$E239])" office:value-type="float" office:value="553.25" calcext:value-type="float">
            <text:p>553.25</text:p>
          </table:table-cell>
          <table:table-cell table:formula="of:=SUMIF([.$B$4:.$B$302];[.B239];[.$E$4:.$E$302])" office:value-type="float" office:value="2.5" calcext:value-type="float">
            <text:p>2.50</text:p>
          </table:table-cell>
          <table:table-cell table:formula="of:=625-[.F238]" office:value-type="float" office:value="71.75" calcext:value-type="float">
            <text:p>71.75</text:p>
          </table:table-cell>
          <table:table-cell table:number-columns-repeated="1016"/>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40])" office:value-type="float" office:value="553.25" calcext:value-type="float">
            <text:p>553.25</text:p>
          </table:table-cell>
          <table:table-cell table:formula="of:=SUMIF([.$B$4:.$B$302];[.B240];[.$E$4:.$E$302])" office:value-type="float" office:value="2.5" calcext:value-type="float">
            <text:p>2.50</text:p>
          </table:table-cell>
          <table:table-cell table:formula="of:=625-[.F239]" office:value-type="float" office:value="71.75" calcext:value-type="float">
            <text:p>71.75</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1])" office:value-type="float" office:value="553.25" calcext:value-type="float">
            <text:p>553.25</text:p>
          </table:table-cell>
          <table:table-cell table:formula="of:=SUMIF([.$B$4:.$B$302];[.B241];[.$E$4:.$E$302])" office:value-type="float" office:value="2.5" calcext:value-type="float">
            <text:p>2.50</text:p>
          </table:table-cell>
          <table:table-cell table:formula="of:=625-[.F240]" office:value-type="float" office:value="71.75" calcext:value-type="float">
            <text:p>71.75</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2])" office:value-type="float" office:value="553.25" calcext:value-type="float">
            <text:p>553.25</text:p>
          </table:table-cell>
          <table:table-cell table:formula="of:=SUMIF([.$B$4:.$B$302];[.B242];[.$E$4:.$E$302])" office:value-type="float" office:value="2.5" calcext:value-type="float">
            <text:p>2.50</text:p>
          </table:table-cell>
          <table:table-cell table:formula="of:=625-[.F241]" office:value-type="float" office:value="71.75" calcext:value-type="float">
            <text:p>71.75</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3])" office:value-type="float" office:value="553.25" calcext:value-type="float">
            <text:p>553.25</text:p>
          </table:table-cell>
          <table:table-cell table:formula="of:=SUMIF([.$B$4:.$B$302];[.B243];[.$E$4:.$E$302])" office:value-type="float" office:value="2.5" calcext:value-type="float">
            <text:p>2.50</text:p>
          </table:table-cell>
          <table:table-cell table:formula="of:=625-[.F242]" office:value-type="float" office:value="71.75" calcext:value-type="float">
            <text:p>71.75</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4])" office:value-type="float" office:value="553.25" calcext:value-type="float">
            <text:p>553.25</text:p>
          </table:table-cell>
          <table:table-cell table:formula="of:=SUMIF([.$B$4:.$B$302];[.B244];[.$E$4:.$E$302])" office:value-type="float" office:value="2.5" calcext:value-type="float">
            <text:p>2.50</text:p>
          </table:table-cell>
          <table:table-cell table:formula="of:=625-[.F243]" office:value-type="float" office:value="71.75" calcext:value-type="float">
            <text:p>71.75</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5])" office:value-type="float" office:value="553.25" calcext:value-type="float">
            <text:p>553.25</text:p>
          </table:table-cell>
          <table:table-cell table:formula="of:=SUMIF([.$B$4:.$B$302];[.B245];[.$E$4:.$E$302])" office:value-type="float" office:value="2.5" calcext:value-type="float">
            <text:p>2.50</text:p>
          </table:table-cell>
          <table:table-cell table:formula="of:=625-[.F244]" office:value-type="float" office:value="71.75" calcext:value-type="float">
            <text:p>71.75</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6])" office:value-type="float" office:value="553.25" calcext:value-type="float">
            <text:p>553.25</text:p>
          </table:table-cell>
          <table:table-cell table:formula="of:=SUMIF([.$B$4:.$B$302];[.B246];[.$E$4:.$E$302])" office:value-type="float" office:value="2.5" calcext:value-type="float">
            <text:p>2.50</text:p>
          </table:table-cell>
          <table:table-cell table:formula="of:=625-[.F245]" office:value-type="float" office:value="71.75" calcext:value-type="float">
            <text:p>71.75</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7])" office:value-type="float" office:value="553.25" calcext:value-type="float">
            <text:p>553.25</text:p>
          </table:table-cell>
          <table:table-cell table:formula="of:=SUMIF([.$B$4:.$B$302];[.B247];[.$E$4:.$E$302])" office:value-type="float" office:value="2.5" calcext:value-type="float">
            <text:p>2.50</text:p>
          </table:table-cell>
          <table:table-cell table:formula="of:=625-[.F246]" office:value-type="float" office:value="71.75" calcext:value-type="float">
            <text:p>71.75</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8])" office:value-type="float" office:value="553.25" calcext:value-type="float">
            <text:p>553.25</text:p>
          </table:table-cell>
          <table:table-cell table:formula="of:=SUMIF([.$B$4:.$B$302];[.B248];[.$E$4:.$E$302])" office:value-type="float" office:value="2.5" calcext:value-type="float">
            <text:p>2.50</text:p>
          </table:table-cell>
          <table:table-cell table:formula="of:=625-[.F247]" office:value-type="float" office:value="71.75" calcext:value-type="float">
            <text:p>71.75</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9])" office:value-type="float" office:value="553.25" calcext:value-type="float">
            <text:p>553.25</text:p>
          </table:table-cell>
          <table:table-cell table:formula="of:=SUMIF([.$B$4:.$B$302];[.B249];[.$E$4:.$E$302])" office:value-type="float" office:value="2.5" calcext:value-type="float">
            <text:p>2.50</text:p>
          </table:table-cell>
          <table:table-cell table:formula="of:=625-[.F248]" office:value-type="float" office:value="71.75" calcext:value-type="float">
            <text:p>71.75</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50])" office:value-type="float" office:value="553.25" calcext:value-type="float">
            <text:p>553.25</text:p>
          </table:table-cell>
          <table:table-cell table:formula="of:=SUMIF([.$B$4:.$B$302];[.B250];[.$E$4:.$E$302])" office:value-type="float" office:value="2.5" calcext:value-type="float">
            <text:p>2.50</text:p>
          </table:table-cell>
          <table:table-cell table:formula="of:=625-[.F249]" office:value-type="float" office:value="71.75" calcext:value-type="float">
            <text:p>71.75</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1])" office:value-type="float" office:value="553.25" calcext:value-type="float">
            <text:p>553.25</text:p>
          </table:table-cell>
          <table:table-cell table:formula="of:=SUMIF([.$B$4:.$B$302];[.B251];[.$E$4:.$E$302])" office:value-type="float" office:value="2.5" calcext:value-type="float">
            <text:p>2.50</text:p>
          </table:table-cell>
          <table:table-cell table:formula="of:=625-[.F250]" office:value-type="float" office:value="71.75" calcext:value-type="float">
            <text:p>71.75</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2])" office:value-type="float" office:value="553.25" calcext:value-type="float">
            <text:p>553.25</text:p>
          </table:table-cell>
          <table:table-cell table:formula="of:=SUMIF([.$B$4:.$B$302];[.B252];[.$E$4:.$E$302])" office:value-type="float" office:value="2.5" calcext:value-type="float">
            <text:p>2.50</text:p>
          </table:table-cell>
          <table:table-cell table:formula="of:=625-[.F251]" office:value-type="float" office:value="71.75" calcext:value-type="float">
            <text:p>71.75</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3])" office:value-type="float" office:value="553.25" calcext:value-type="float">
            <text:p>553.25</text:p>
          </table:table-cell>
          <table:table-cell table:formula="of:=SUMIF([.$B$4:.$B$302];[.B253];[.$E$4:.$E$302])" office:value-type="float" office:value="2.5" calcext:value-type="float">
            <text:p>2.50</text:p>
          </table:table-cell>
          <table:table-cell table:formula="of:=625-[.F252]" office:value-type="float" office:value="71.75" calcext:value-type="float">
            <text:p>71.75</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4])" office:value-type="float" office:value="553.25" calcext:value-type="float">
            <text:p>553.25</text:p>
          </table:table-cell>
          <table:table-cell table:formula="of:=SUMIF([.$B$4:.$B$302];[.B254];[.$E$4:.$E$302])" office:value-type="float" office:value="2.5" calcext:value-type="float">
            <text:p>2.50</text:p>
          </table:table-cell>
          <table:table-cell table:formula="of:=625-[.F253]" office:value-type="float" office:value="71.75" calcext:value-type="float">
            <text:p>71.75</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5])" office:value-type="float" office:value="553.25" calcext:value-type="float">
            <text:p>553.25</text:p>
          </table:table-cell>
          <table:table-cell table:formula="of:=SUMIF([.$B$4:.$B$302];[.B255];[.$E$4:.$E$302])" office:value-type="float" office:value="2.5" calcext:value-type="float">
            <text:p>2.50</text:p>
          </table:table-cell>
          <table:table-cell table:formula="of:=625-[.F254]" office:value-type="float" office:value="71.75" calcext:value-type="float">
            <text:p>71.75</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6])" office:value-type="float" office:value="553.25" calcext:value-type="float">
            <text:p>553.25</text:p>
          </table:table-cell>
          <table:table-cell table:formula="of:=SUMIF([.$B$4:.$B$302];[.B256];[.$E$4:.$E$302])" office:value-type="float" office:value="2.5" calcext:value-type="float">
            <text:p>2.50</text:p>
          </table:table-cell>
          <table:table-cell table:formula="of:=625-[.F255]" office:value-type="float" office:value="71.75" calcext:value-type="float">
            <text:p>71.75</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553.25" calcext:value-type="float">
            <text:p>553.25</text:p>
          </table:table-cell>
          <table:table-cell table:formula="of:=SUMIF([.$B$4:.$B$302];[.B257];[.$E$4:.$E$302])" office:value-type="float" office:value="2.5" calcext:value-type="float">
            <text:p>2.50</text:p>
          </table:table-cell>
          <table:table-cell table:formula="of:=625-[.F256]" office:value-type="float" office:value="71.75" calcext:value-type="float">
            <text:p>71.75</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553.25" calcext:value-type="float">
            <text:p>553.25</text:p>
          </table:table-cell>
          <table:table-cell table:formula="of:=SUMIF([.$B$4:.$B$302];[.B258];[.$E$4:.$E$302])" office:value-type="float" office:value="2.5" calcext:value-type="float">
            <text:p>2.50</text:p>
          </table:table-cell>
          <table:table-cell table:formula="of:=625-[.F257]" office:value-type="float" office:value="71.75" calcext:value-type="float">
            <text:p>71.75</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553.25" calcext:value-type="float">
            <text:p>553.25</text:p>
          </table:table-cell>
          <table:table-cell table:formula="of:=SUMIF([.$B$4:.$B$302];[.B259];[.$E$4:.$E$302])" office:value-type="float" office:value="2.5" calcext:value-type="float">
            <text:p>2.50</text:p>
          </table:table-cell>
          <table:table-cell table:formula="of:=625-[.F258]" office:value-type="float" office:value="71.75" calcext:value-type="float">
            <text:p>71.75</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553.25" calcext:value-type="float">
            <text:p>553.25</text:p>
          </table:table-cell>
          <table:table-cell table:formula="of:=SUMIF([.$B$4:.$B$302];[.B260];[.$E$4:.$E$302])" office:value-type="float" office:value="2.5" calcext:value-type="float">
            <text:p>2.50</text:p>
          </table:table-cell>
          <table:table-cell table:formula="of:=625-[.F259]" office:value-type="float" office:value="71.75" calcext:value-type="float">
            <text:p>71.75</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553.25" calcext:value-type="float">
            <text:p>553.25</text:p>
          </table:table-cell>
          <table:table-cell table:formula="of:=SUMIF([.$B$4:.$B$302];[.B261];[.$E$4:.$E$302])" office:value-type="float" office:value="2.5" calcext:value-type="float">
            <text:p>2.50</text:p>
          </table:table-cell>
          <table:table-cell table:formula="of:=625-[.F260]" office:value-type="float" office:value="71.75" calcext:value-type="float">
            <text:p>71.75</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553.25" calcext:value-type="float">
            <text:p>553.25</text:p>
          </table:table-cell>
          <table:table-cell table:formula="of:=SUMIF([.$B$4:.$B$302];[.B262];[.$E$4:.$E$302])" office:value-type="float" office:value="2.5" calcext:value-type="float">
            <text:p>2.50</text:p>
          </table:table-cell>
          <table:table-cell table:formula="of:=625-[.F261]" office:value-type="float" office:value="71.75" calcext:value-type="float">
            <text:p>71.75</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553.25" calcext:value-type="float">
            <text:p>553.25</text:p>
          </table:table-cell>
          <table:table-cell table:formula="of:=SUMIF([.$B$4:.$B$302];[.B263];[.$E$4:.$E$302])" office:value-type="float" office:value="2.5" calcext:value-type="float">
            <text:p>2.50</text:p>
          </table:table-cell>
          <table:table-cell table:formula="of:=625-[.F262]" office:value-type="float" office:value="71.75" calcext:value-type="float">
            <text:p>71.75</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553.25" calcext:value-type="float">
            <text:p>553.25</text:p>
          </table:table-cell>
          <table:table-cell table:formula="of:=SUMIF([.$B$4:.$B$302];[.B264];[.$E$4:.$E$302])" office:value-type="float" office:value="2.5" calcext:value-type="float">
            <text:p>2.50</text:p>
          </table:table-cell>
          <table:table-cell table:formula="of:=625-[.F263]" office:value-type="float" office:value="71.75" calcext:value-type="float">
            <text:p>71.75</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553.25" calcext:value-type="float">
            <text:p>553.25</text:p>
          </table:table-cell>
          <table:table-cell table:formula="of:=SUMIF([.$B$4:.$B$302];[.B265];[.$E$4:.$E$302])" office:value-type="float" office:value="2.5" calcext:value-type="float">
            <text:p>2.50</text:p>
          </table:table-cell>
          <table:table-cell table:formula="of:=625-[.F264]" office:value-type="float" office:value="71.75" calcext:value-type="float">
            <text:p>71.75</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553.25" calcext:value-type="float">
            <text:p>553.25</text:p>
          </table:table-cell>
          <table:table-cell table:formula="of:=SUMIF([.$B$4:.$B$302];[.B266];[.$E$4:.$E$302])" office:value-type="float" office:value="2.5" calcext:value-type="float">
            <text:p>2.50</text:p>
          </table:table-cell>
          <table:table-cell table:formula="of:=625-[.F265]" office:value-type="float" office:value="71.75" calcext:value-type="float">
            <text:p>71.75</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553.25" calcext:value-type="float">
            <text:p>553.25</text:p>
          </table:table-cell>
          <table:table-cell table:formula="of:=SUMIF([.$B$4:.$B$302];[.B267];[.$E$4:.$E$302])" office:value-type="float" office:value="2.5" calcext:value-type="float">
            <text:p>2.50</text:p>
          </table:table-cell>
          <table:table-cell table:formula="of:=625-[.F266]" office:value-type="float" office:value="71.75" calcext:value-type="float">
            <text:p>71.75</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553.25" calcext:value-type="float">
            <text:p>553.25</text:p>
          </table:table-cell>
          <table:table-cell table:formula="of:=SUMIF([.$B$4:.$B$302];[.B268];[.$E$4:.$E$302])" office:value-type="float" office:value="2.5" calcext:value-type="float">
            <text:p>2.50</text:p>
          </table:table-cell>
          <table:table-cell table:formula="of:=625-[.F267]" office:value-type="float" office:value="71.75" calcext:value-type="float">
            <text:p>71.75</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553.25" calcext:value-type="float">
            <text:p>553.25</text:p>
          </table:table-cell>
          <table:table-cell table:formula="of:=SUMIF([.$B$4:.$B$302];[.B269];[.$E$4:.$E$302])" office:value-type="float" office:value="2.5" calcext:value-type="float">
            <text:p>2.50</text:p>
          </table:table-cell>
          <table:table-cell table:formula="of:=625-[.F268]" office:value-type="float" office:value="71.75" calcext:value-type="float">
            <text:p>71.75</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553.25" calcext:value-type="float">
            <text:p>553.25</text:p>
          </table:table-cell>
          <table:table-cell table:formula="of:=SUMIF([.$B$4:.$B$302];[.B270];[.$E$4:.$E$302])" office:value-type="float" office:value="2.5" calcext:value-type="float">
            <text:p>2.50</text:p>
          </table:table-cell>
          <table:table-cell table:formula="of:=625-[.F269]" office:value-type="float" office:value="71.75" calcext:value-type="float">
            <text:p>71.75</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553.25" calcext:value-type="float">
            <text:p>553.25</text:p>
          </table:table-cell>
          <table:table-cell table:formula="of:=SUMIF([.$B$4:.$B$302];[.B271];[.$E$4:.$E$302])" office:value-type="float" office:value="2.5" calcext:value-type="float">
            <text:p>2.50</text:p>
          </table:table-cell>
          <table:table-cell table:formula="of:=625-[.F270]" office:value-type="float" office:value="71.75" calcext:value-type="float">
            <text:p>71.75</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553.25" calcext:value-type="float">
            <text:p>553.25</text:p>
          </table:table-cell>
          <table:table-cell table:formula="of:=SUMIF([.$B$4:.$B$302];[.B272];[.$E$4:.$E$302])" office:value-type="float" office:value="2.5" calcext:value-type="float">
            <text:p>2.50</text:p>
          </table:table-cell>
          <table:table-cell table:formula="of:=625-[.F271]" office:value-type="float" office:value="71.75" calcext:value-type="float">
            <text:p>71.75</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553.25" calcext:value-type="float">
            <text:p>553.25</text:p>
          </table:table-cell>
          <table:table-cell table:formula="of:=SUMIF([.$B$4:.$B$302];[.B273];[.$E$4:.$E$302])" office:value-type="float" office:value="2.5" calcext:value-type="float">
            <text:p>2.50</text:p>
          </table:table-cell>
          <table:table-cell table:formula="of:=625-[.F272]" office:value-type="float" office:value="71.75" calcext:value-type="float">
            <text:p>71.75</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553.25" calcext:value-type="float">
            <text:p>553.25</text:p>
          </table:table-cell>
          <table:table-cell table:formula="of:=SUMIF([.$B$4:.$B$302];[.B274];[.$E$4:.$E$302])" office:value-type="float" office:value="2.5" calcext:value-type="float">
            <text:p>2.50</text:p>
          </table:table-cell>
          <table:table-cell table:formula="of:=625-[.F273]" office:value-type="float" office:value="71.75" calcext:value-type="float">
            <text:p>71.75</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553.25" calcext:value-type="float">
            <text:p>553.25</text:p>
          </table:table-cell>
          <table:table-cell table:formula="of:=SUMIF([.$B$4:.$B$302];[.B275];[.$E$4:.$E$302])" office:value-type="float" office:value="2.5" calcext:value-type="float">
            <text:p>2.50</text:p>
          </table:table-cell>
          <table:table-cell table:formula="of:=625-[.F274]" office:value-type="float" office:value="71.75" calcext:value-type="float">
            <text:p>71.75</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553.25" calcext:value-type="float">
            <text:p>553.25</text:p>
          </table:table-cell>
          <table:table-cell table:formula="of:=SUMIF([.$B$4:.$B$302];[.B276];[.$E$4:.$E$302])" office:value-type="float" office:value="2.5" calcext:value-type="float">
            <text:p>2.50</text:p>
          </table:table-cell>
          <table:table-cell table:formula="of:=625-[.F275]" office:value-type="float" office:value="71.75" calcext:value-type="float">
            <text:p>71.75</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553.25" calcext:value-type="float">
            <text:p>553.25</text:p>
          </table:table-cell>
          <table:table-cell table:formula="of:=SUMIF([.$B$4:.$B$302];[.B277];[.$E$4:.$E$302])" office:value-type="float" office:value="2.5" calcext:value-type="float">
            <text:p>2.50</text:p>
          </table:table-cell>
          <table:table-cell table:formula="of:=625-[.F276]" office:value-type="float" office:value="71.75" calcext:value-type="float">
            <text:p>71.75</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553.25" calcext:value-type="float">
            <text:p>553.25</text:p>
          </table:table-cell>
          <table:table-cell table:formula="of:=SUMIF([.$B$4:.$B$302];[.B278];[.$E$4:.$E$302])" office:value-type="float" office:value="2.5" calcext:value-type="float">
            <text:p>2.50</text:p>
          </table:table-cell>
          <table:table-cell table:formula="of:=625-[.F277]" office:value-type="float" office:value="71.75" calcext:value-type="float">
            <text:p>71.75</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553.25" calcext:value-type="float">
            <text:p>553.25</text:p>
          </table:table-cell>
          <table:table-cell table:formula="of:=SUMIF([.$B$4:.$B$302];[.B279];[.$E$4:.$E$302])" office:value-type="float" office:value="2.5" calcext:value-type="float">
            <text:p>2.50</text:p>
          </table:table-cell>
          <table:table-cell table:formula="of:=625-[.F278]" office:value-type="float" office:value="71.75" calcext:value-type="float">
            <text:p>71.75</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553.25" calcext:value-type="float">
            <text:p>553.25</text:p>
          </table:table-cell>
          <table:table-cell table:formula="of:=SUMIF([.$B$4:.$B$302];[.B280];[.$E$4:.$E$302])" office:value-type="float" office:value="2.5" calcext:value-type="float">
            <text:p>2.50</text:p>
          </table:table-cell>
          <table:table-cell table:formula="of:=625-[.F279]" office:value-type="float" office:value="71.75" calcext:value-type="float">
            <text:p>71.75</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553.25" calcext:value-type="float">
            <text:p>553.25</text:p>
          </table:table-cell>
          <table:table-cell table:formula="of:=SUMIF([.$B$4:.$B$302];[.B281];[.$E$4:.$E$302])" office:value-type="float" office:value="2.5" calcext:value-type="float">
            <text:p>2.50</text:p>
          </table:table-cell>
          <table:table-cell table:formula="of:=625-[.F280]" office:value-type="float" office:value="71.75" calcext:value-type="float">
            <text:p>71.75</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553.25" calcext:value-type="float">
            <text:p>553.25</text:p>
          </table:table-cell>
          <table:table-cell table:formula="of:=SUMIF([.$B$4:.$B$302];[.B282];[.$E$4:.$E$302])" office:value-type="float" office:value="2.5" calcext:value-type="float">
            <text:p>2.50</text:p>
          </table:table-cell>
          <table:table-cell table:formula="of:=625-[.F281]" office:value-type="float" office:value="71.75" calcext:value-type="float">
            <text:p>71.75</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553.25" calcext:value-type="float">
            <text:p>553.25</text:p>
          </table:table-cell>
          <table:table-cell table:formula="of:=SUMIF([.$B$4:.$B$302];[.B283];[.$E$4:.$E$302])" office:value-type="float" office:value="2.5" calcext:value-type="float">
            <text:p>2.50</text:p>
          </table:table-cell>
          <table:table-cell table:formula="of:=625-[.F282]" office:value-type="float" office:value="71.75" calcext:value-type="float">
            <text:p>71.75</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553.25" calcext:value-type="float">
            <text:p>553.25</text:p>
          </table:table-cell>
          <table:table-cell table:formula="of:=SUMIF([.$B$4:.$B$302];[.B284];[.$E$4:.$E$302])" office:value-type="float" office:value="2.5" calcext:value-type="float">
            <text:p>2.50</text:p>
          </table:table-cell>
          <table:table-cell table:formula="of:=625-[.F283]" office:value-type="float" office:value="71.75" calcext:value-type="float">
            <text:p>71.75</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553.25" calcext:value-type="float">
            <text:p>553.25</text:p>
          </table:table-cell>
          <table:table-cell table:formula="of:=SUMIF([.$B$4:.$B$302];[.B285];[.$E$4:.$E$302])" office:value-type="float" office:value="2.5" calcext:value-type="float">
            <text:p>2.50</text:p>
          </table:table-cell>
          <table:table-cell table:formula="of:=625-[.F284]" office:value-type="float" office:value="71.75" calcext:value-type="float">
            <text:p>71.75</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553.25" calcext:value-type="float">
            <text:p>553.25</text:p>
          </table:table-cell>
          <table:table-cell table:formula="of:=SUMIF([.$B$4:.$B$302];[.B286];[.$E$4:.$E$302])" office:value-type="float" office:value="2.5" calcext:value-type="float">
            <text:p>2.50</text:p>
          </table:table-cell>
          <table:table-cell table:formula="of:=625-[.F285]" office:value-type="float" office:value="71.75" calcext:value-type="float">
            <text:p>71.75</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553.25" calcext:value-type="float">
            <text:p>553.25</text:p>
          </table:table-cell>
          <table:table-cell table:formula="of:=SUMIF([.$B$4:.$B$302];[.B287];[.$E$4:.$E$302])" office:value-type="float" office:value="2.5" calcext:value-type="float">
            <text:p>2.50</text:p>
          </table:table-cell>
          <table:table-cell table:formula="of:=625-[.F286]" office:value-type="float" office:value="71.75" calcext:value-type="float">
            <text:p>71.75</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553.25" calcext:value-type="float">
            <text:p>553.25</text:p>
          </table:table-cell>
          <table:table-cell table:formula="of:=SUMIF([.$B$4:.$B$302];[.B288];[.$E$4:.$E$302])" office:value-type="float" office:value="2.5" calcext:value-type="float">
            <text:p>2.50</text:p>
          </table:table-cell>
          <table:table-cell table:formula="of:=625-[.F287]" office:value-type="float" office:value="71.75" calcext:value-type="float">
            <text:p>71.75</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553.25" calcext:value-type="float">
            <text:p>553.25</text:p>
          </table:table-cell>
          <table:table-cell table:formula="of:=SUMIF([.$B$4:.$B$302];[.B289];[.$E$4:.$E$302])" office:value-type="float" office:value="2.5" calcext:value-type="float">
            <text:p>2.50</text:p>
          </table:table-cell>
          <table:table-cell table:formula="of:=625-[.F288]" office:value-type="float" office:value="71.75" calcext:value-type="float">
            <text:p>71.75</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553.25" calcext:value-type="float">
            <text:p>553.25</text:p>
          </table:table-cell>
          <table:table-cell table:formula="of:=SUMIF([.$B$4:.$B$302];[.B290];[.$E$4:.$E$302])" office:value-type="float" office:value="2.5" calcext:value-type="float">
            <text:p>2.50</text:p>
          </table:table-cell>
          <table:table-cell table:formula="of:=625-[.F289]" office:value-type="float" office:value="71.75" calcext:value-type="float">
            <text:p>71.75</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553.25" calcext:value-type="float">
            <text:p>553.25</text:p>
          </table:table-cell>
          <table:table-cell table:formula="of:=SUMIF([.$B$4:.$B$302];[.B291];[.$E$4:.$E$302])" office:value-type="float" office:value="2.5" calcext:value-type="float">
            <text:p>2.50</text:p>
          </table:table-cell>
          <table:table-cell table:formula="of:=625-[.F290]" office:value-type="float" office:value="71.75" calcext:value-type="float">
            <text:p>71.75</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553.25" calcext:value-type="float">
            <text:p>553.25</text:p>
          </table:table-cell>
          <table:table-cell table:formula="of:=SUMIF([.$B$4:.$B$302];[.B292];[.$E$4:.$E$302])" office:value-type="float" office:value="2.5" calcext:value-type="float">
            <text:p>2.50</text:p>
          </table:table-cell>
          <table:table-cell table:formula="of:=625-[.F291]" office:value-type="float" office:value="71.75" calcext:value-type="float">
            <text:p>71.75</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553.25" calcext:value-type="float">
            <text:p>553.25</text:p>
          </table:table-cell>
          <table:table-cell table:formula="of:=SUMIF([.$B$4:.$B$302];[.B293];[.$E$4:.$E$302])" office:value-type="float" office:value="2.5" calcext:value-type="float">
            <text:p>2.50</text:p>
          </table:table-cell>
          <table:table-cell table:formula="of:=625-[.F292]" office:value-type="float" office:value="71.75" calcext:value-type="float">
            <text:p>71.75</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553.25" calcext:value-type="float">
            <text:p>553.25</text:p>
          </table:table-cell>
          <table:table-cell table:formula="of:=SUMIF([.$B$4:.$B$302];[.B294];[.$E$4:.$E$302])" office:value-type="float" office:value="2.5" calcext:value-type="float">
            <text:p>2.50</text:p>
          </table:table-cell>
          <table:table-cell table:formula="of:=625-[.F293]" office:value-type="float" office:value="71.75" calcext:value-type="float">
            <text:p>71.75</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553.25" calcext:value-type="float">
            <text:p>553.25</text:p>
          </table:table-cell>
          <table:table-cell table:formula="of:=SUMIF([.$B$4:.$B$302];[.B295];[.$E$4:.$E$302])" office:value-type="float" office:value="2.5" calcext:value-type="float">
            <text:p>2.50</text:p>
          </table:table-cell>
          <table:table-cell table:formula="of:=625-[.F294]" office:value-type="float" office:value="71.75" calcext:value-type="float">
            <text:p>71.75</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553.25" calcext:value-type="float">
            <text:p>553.25</text:p>
          </table:table-cell>
          <table:table-cell table:formula="of:=SUMIF([.$B$4:.$B$302];[.B296];[.$E$4:.$E$302])" office:value-type="float" office:value="2.5" calcext:value-type="float">
            <text:p>2.50</text:p>
          </table:table-cell>
          <table:table-cell table:formula="of:=625-[.F295]" office:value-type="float" office:value="71.75" calcext:value-type="float">
            <text:p>71.75</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553.25" calcext:value-type="float">
            <text:p>553.25</text:p>
          </table:table-cell>
          <table:table-cell table:formula="of:=SUMIF([.$B$4:.$B$302];[.B297];[.$E$4:.$E$302])" office:value-type="float" office:value="2.5" calcext:value-type="float">
            <text:p>2.50</text:p>
          </table:table-cell>
          <table:table-cell table:formula="of:=625-[.F296]" office:value-type="float" office:value="71.75" calcext:value-type="float">
            <text:p>71.75</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553.25" calcext:value-type="float">
            <text:p>553.25</text:p>
          </table:table-cell>
          <table:table-cell table:formula="of:=SUMIF([.$B$4:.$B$302];[.B298];[.$E$4:.$E$302])" office:value-type="float" office:value="2.5" calcext:value-type="float">
            <text:p>2.50</text:p>
          </table:table-cell>
          <table:table-cell table:formula="of:=625-[.F297]" office:value-type="float" office:value="71.75" calcext:value-type="float">
            <text:p>71.75</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553.25" calcext:value-type="float">
            <text:p>553.25</text:p>
          </table:table-cell>
          <table:table-cell table:formula="of:=SUMIF([.$B$4:.$B$302];[.B299];[.$E$4:.$E$302])" office:value-type="float" office:value="2.5" calcext:value-type="float">
            <text:p>2.50</text:p>
          </table:table-cell>
          <table:table-cell table:formula="of:=625-[.F298]" office:value-type="float" office:value="71.75" calcext:value-type="float">
            <text:p>71.75</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553.25" calcext:value-type="float">
            <text:p>553.25</text:p>
          </table:table-cell>
          <table:table-cell table:formula="of:=SUMIF([.$B$4:.$B$302];[.B300];[.$E$4:.$E$302])" office:value-type="float" office:value="2.5" calcext:value-type="float">
            <text:p>2.50</text:p>
          </table:table-cell>
          <table:table-cell table:formula="of:=625-[.F299]" office:value-type="float" office:value="71.75" calcext:value-type="float">
            <text:p>71.75</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553.25" calcext:value-type="float">
            <text:p>553.25</text:p>
          </table:table-cell>
          <table:table-cell table:formula="of:=SUMIF([.$B$4:.$B$302];[.B301];[.$E$4:.$E$302])" office:value-type="float" office:value="2.5" calcext:value-type="float">
            <text:p>2.50</text:p>
          </table:table-cell>
          <table:table-cell table:formula="of:=625-[.F300]" office:value-type="float" office:value="71.75" calcext:value-type="float">
            <text:p>71.75</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553.25" calcext:value-type="float">
            <text:p>553.25</text:p>
          </table:table-cell>
          <table:table-cell table:formula="of:=SUMIF([.$B$4:.$B$302];[.B302];[.$E$4:.$E$302])" office:value-type="float" office:value="2.5" calcext:value-type="float">
            <text:p>2.50</text:p>
          </table:table-cell>
          <table:table-cell table:formula="of:=625-[.F301]" office:value-type="float" office:value="71.75" calcext:value-type="float">
            <text:p>71.75</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553.25" calcext:value-type="float">
            <text:p>553.25</text:p>
          </table:table-cell>
          <table:table-cell table:formula="of:=SUMIF([.$B$4:.$B$302];[.B303];[.$E$4:.$E$302])" office:value-type="float" office:value="2.5" calcext:value-type="float">
            <text:p>2.50</text:p>
          </table:table-cell>
          <table:table-cell table:formula="of:=625-[.F302]" office:value-type="float" office:value="71.75" calcext:value-type="float">
            <text:p>71.75</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553.25" calcext:value-type="float">
            <text:p>553.25</text:p>
          </table:table-cell>
          <table:table-cell table:formula="of:=SUMIF([.$B$4:.$B$302];[.B304];[.$E$4:.$E$302])" office:value-type="float" office:value="2.5" calcext:value-type="float">
            <text:p>2.50</text:p>
          </table:table-cell>
          <table:table-cell table:formula="of:=625-[.F303]" office:value-type="float" office:value="71.75" calcext:value-type="float">
            <text:p>71.75</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553.25" calcext:value-type="float">
            <text:p>553.25</text:p>
          </table:table-cell>
          <table:table-cell table:formula="of:=SUMIF([.$B$4:.$B$302];[.B305];[.$E$4:.$E$302])" office:value-type="float" office:value="2.5" calcext:value-type="float">
            <text:p>2.50</text:p>
          </table:table-cell>
          <table:table-cell table:formula="of:=625-[.F304]" office:value-type="float" office:value="71.75" calcext:value-type="float">
            <text:p>71.75</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553.25" calcext:value-type="float">
            <text:p>553.25</text:p>
          </table:table-cell>
          <table:table-cell table:formula="of:=SUMIF([.$B$4:.$B$302];[.B306];[.$E$4:.$E$302])" office:value-type="float" office:value="2.5" calcext:value-type="float">
            <text:p>2.50</text:p>
          </table:table-cell>
          <table:table-cell table:formula="of:=625-[.F305]" office:value-type="float" office:value="71.75" calcext:value-type="float">
            <text:p>71.75</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553.25" calcext:value-type="float">
            <text:p>553.25</text:p>
          </table:table-cell>
          <table:table-cell table:formula="of:=SUMIF([.$B$4:.$B$302];[.B307];[.$E$4:.$E$302])" office:value-type="float" office:value="2.5" calcext:value-type="float">
            <text:p>2.50</text:p>
          </table:table-cell>
          <table:table-cell table:formula="of:=625-[.F306]" office:value-type="float" office:value="71.75" calcext:value-type="float">
            <text:p>71.75</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553.25" calcext:value-type="float">
            <text:p>553.25</text:p>
          </table:table-cell>
          <table:table-cell table:formula="of:=SUMIF([.$B$4:.$B$302];[.B308];[.$E$4:.$E$302])" office:value-type="float" office:value="2.5" calcext:value-type="float">
            <text:p>2.50</text:p>
          </table:table-cell>
          <table:table-cell table:formula="of:=625-[.F307]" office:value-type="float" office:value="71.75" calcext:value-type="float">
            <text:p>71.75</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553.25" calcext:value-type="float">
            <text:p>553.25</text:p>
          </table:table-cell>
          <table:table-cell table:formula="of:=SUMIF([.$B$4:.$B$302];[.B309];[.$E$4:.$E$302])" office:value-type="float" office:value="2.5" calcext:value-type="float">
            <text:p>2.50</text:p>
          </table:table-cell>
          <table:table-cell table:formula="of:=625-[.F308]" office:value-type="float" office:value="71.75" calcext:value-type="float">
            <text:p>71.75</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553.25" calcext:value-type="float">
            <text:p>553.25</text:p>
          </table:table-cell>
          <table:table-cell table:formula="of:=SUMIF([.$B$4:.$B$302];[.B310];[.$E$4:.$E$302])" office:value-type="float" office:value="2.5" calcext:value-type="float">
            <text:p>2.50</text:p>
          </table:table-cell>
          <table:table-cell table:formula="of:=625-[.F309]" office:value-type="float" office:value="71.75" calcext:value-type="float">
            <text:p>71.75</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553.25" calcext:value-type="float">
            <text:p>553.25</text:p>
          </table:table-cell>
          <table:table-cell table:formula="of:=SUMIF([.$B$4:.$B$302];[.B311];[.$E$4:.$E$302])" office:value-type="float" office:value="2.5" calcext:value-type="float">
            <text:p>2.50</text:p>
          </table:table-cell>
          <table:table-cell table:formula="of:=625-[.F310]" office:value-type="float" office:value="71.75" calcext:value-type="float">
            <text:p>71.75</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553.25" calcext:value-type="float">
            <text:p>553.25</text:p>
          </table:table-cell>
          <table:table-cell table:formula="of:=SUMIF([.$B$4:.$B$302];[.B312];[.$E$4:.$E$302])" office:value-type="float" office:value="2.5" calcext:value-type="float">
            <text:p>2.50</text:p>
          </table:table-cell>
          <table:table-cell table:formula="of:=625-[.F311]" office:value-type="float" office:value="71.75" calcext:value-type="float">
            <text:p>71.75</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553.25" calcext:value-type="float">
            <text:p>553.25</text:p>
          </table:table-cell>
          <table:table-cell table:formula="of:=SUMIF([.$B$4:.$B$302];[.B313];[.$E$4:.$E$302])" office:value-type="float" office:value="2.5" calcext:value-type="float">
            <text:p>2.50</text:p>
          </table:table-cell>
          <table:table-cell table:formula="of:=625-[.F312]" office:value-type="float" office:value="71.75" calcext:value-type="float">
            <text:p>71.75</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553.25" calcext:value-type="float">
            <text:p>553.25</text:p>
          </table:table-cell>
          <table:table-cell table:formula="of:=SUMIF([.$B$4:.$B$302];[.B314];[.$E$4:.$E$302])" office:value-type="float" office:value="2.5" calcext:value-type="float">
            <text:p>2.50</text:p>
          </table:table-cell>
          <table:table-cell table:formula="of:=625-[.F313]" office:value-type="float" office:value="71.75" calcext:value-type="float">
            <text:p>71.75</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553.25" calcext:value-type="float">
            <text:p>553.25</text:p>
          </table:table-cell>
          <table:table-cell table:formula="of:=SUMIF([.$B$4:.$B$302];[.B315];[.$E$4:.$E$302])" office:value-type="float" office:value="2.5" calcext:value-type="float">
            <text:p>2.50</text:p>
          </table:table-cell>
          <table:table-cell table:formula="of:=625-[.F314]" office:value-type="float" office:value="71.75" calcext:value-type="float">
            <text:p>71.75</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553.25" calcext:value-type="float">
            <text:p>553.25</text:p>
          </table:table-cell>
          <table:table-cell table:formula="of:=SUMIF([.$B$4:.$B$302];[.B316];[.$E$4:.$E$302])" office:value-type="float" office:value="2.5" calcext:value-type="float">
            <text:p>2.50</text:p>
          </table:table-cell>
          <table:table-cell table:formula="of:=625-[.F315]" office:value-type="float" office:value="71.75" calcext:value-type="float">
            <text:p>71.75</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553.25" calcext:value-type="float">
            <text:p>553.25</text:p>
          </table:table-cell>
          <table:table-cell table:formula="of:=SUMIF([.$B$4:.$B$302];[.B317];[.$E$4:.$E$302])" office:value-type="float" office:value="2.5" calcext:value-type="float">
            <text:p>2.50</text:p>
          </table:table-cell>
          <table:table-cell table:formula="of:=625-[.F316]" office:value-type="float" office:value="71.75" calcext:value-type="float">
            <text:p>71.75</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553.25" calcext:value-type="float">
            <text:p>553.25</text:p>
          </table:table-cell>
          <table:table-cell table:formula="of:=SUMIF([.$B$4:.$B$302];[.B318];[.$E$4:.$E$302])" office:value-type="float" office:value="2.5" calcext:value-type="float">
            <text:p>2.50</text:p>
          </table:table-cell>
          <table:table-cell table:formula="of:=625-[.F317]" office:value-type="float" office:value="71.75" calcext:value-type="float">
            <text:p>71.75</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553.25" calcext:value-type="float">
            <text:p>553.25</text:p>
          </table:table-cell>
          <table:table-cell table:formula="of:=SUMIF([.$B$4:.$B$302];[.B319];[.$E$4:.$E$302])" office:value-type="float" office:value="2.5" calcext:value-type="float">
            <text:p>2.50</text:p>
          </table:table-cell>
          <table:table-cell table:formula="of:=625-[.F318]" office:value-type="float" office:value="71.75" calcext:value-type="float">
            <text:p>71.75</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553.25" calcext:value-type="float">
            <text:p>553.25</text:p>
          </table:table-cell>
          <table:table-cell table:formula="of:=SUMIF([.$B$4:.$B$302];[.B320];[.$E$4:.$E$302])" office:value-type="float" office:value="2.5" calcext:value-type="float">
            <text:p>2.50</text:p>
          </table:table-cell>
          <table:table-cell table:formula="of:=625-[.F319]" office:value-type="float" office:value="71.75" calcext:value-type="float">
            <text:p>71.75</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553.25" calcext:value-type="float">
            <text:p>553.25</text:p>
          </table:table-cell>
          <table:table-cell table:formula="of:=SUMIF([.$B$4:.$B$302];[.B321];[.$E$4:.$E$302])" office:value-type="float" office:value="2.5" calcext:value-type="float">
            <text:p>2.50</text:p>
          </table:table-cell>
          <table:table-cell table:formula="of:=625-[.F320]" office:value-type="float" office:value="71.75" calcext:value-type="float">
            <text:p>71.75</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553.25" calcext:value-type="float">
            <text:p>553.25</text:p>
          </table:table-cell>
          <table:table-cell table:formula="of:=SUMIF([.$B$4:.$B$302];[.B322];[.$E$4:.$E$302])" office:value-type="float" office:value="2.5" calcext:value-type="float">
            <text:p>2.50</text:p>
          </table:table-cell>
          <table:table-cell table:formula="of:=625-[.F321]" office:value-type="float" office:value="71.75" calcext:value-type="float">
            <text:p>71.75</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553.25" calcext:value-type="float">
            <text:p>553.25</text:p>
          </table:table-cell>
          <table:table-cell table:formula="of:=SUMIF([.$B$4:.$B$302];[.B323];[.$E$4:.$E$302])" office:value-type="float" office:value="2.5" calcext:value-type="float">
            <text:p>2.50</text:p>
          </table:table-cell>
          <table:table-cell table:formula="of:=625-[.F322]" office:value-type="float" office:value="71.75" calcext:value-type="float">
            <text:p>71.75</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553.25" calcext:value-type="float">
            <text:p>553.25</text:p>
          </table:table-cell>
          <table:table-cell table:formula="of:=SUMIF([.$B$4:.$B$302];[.B324];[.$E$4:.$E$302])" office:value-type="float" office:value="2.5" calcext:value-type="float">
            <text:p>2.50</text:p>
          </table:table-cell>
          <table:table-cell table:formula="of:=625-[.F323]" office:value-type="float" office:value="71.75" calcext:value-type="float">
            <text:p>71.75</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553.25" calcext:value-type="float">
            <text:p>553.25</text:p>
          </table:table-cell>
          <table:table-cell table:formula="of:=SUMIF([.$B$4:.$B$302];[.B325];[.$E$4:.$E$302])" office:value-type="float" office:value="2.5" calcext:value-type="float">
            <text:p>2.50</text:p>
          </table:table-cell>
          <table:table-cell table:formula="of:=625-[.F324]" office:value-type="float" office:value="71.75" calcext:value-type="float">
            <text:p>71.75</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553.25" calcext:value-type="float">
            <text:p>553.25</text:p>
          </table:table-cell>
          <table:table-cell table:formula="of:=SUMIF([.$B$4:.$B$302];[.B326];[.$E$4:.$E$302])" office:value-type="float" office:value="2.5" calcext:value-type="float">
            <text:p>2.50</text:p>
          </table:table-cell>
          <table:table-cell table:formula="of:=625-[.F325]" office:value-type="float" office:value="71.75" calcext:value-type="float">
            <text:p>71.75</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553.25" calcext:value-type="float">
            <text:p>553.25</text:p>
          </table:table-cell>
          <table:table-cell table:formula="of:=SUMIF([.$B$4:.$B$302];[.B327];[.$E$4:.$E$302])" office:value-type="float" office:value="2.5" calcext:value-type="float">
            <text:p>2.50</text:p>
          </table:table-cell>
          <table:table-cell table:formula="of:=625-[.F326]" office:value-type="float" office:value="71.75" calcext:value-type="float">
            <text:p>71.75</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553.25" calcext:value-type="float">
            <text:p>553.25</text:p>
          </table:table-cell>
          <table:table-cell table:formula="of:=SUMIF([.$B$4:.$B$302];[.B328];[.$E$4:.$E$302])" office:value-type="float" office:value="2.5" calcext:value-type="float">
            <text:p>2.50</text:p>
          </table:table-cell>
          <table:table-cell table:formula="of:=625-[.F327]" office:value-type="float" office:value="71.75" calcext:value-type="float">
            <text:p>71.75</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553.25" calcext:value-type="float">
            <text:p>553.25</text:p>
          </table:table-cell>
          <table:table-cell table:formula="of:=SUMIF([.$B$4:.$B$302];[.B329];[.$E$4:.$E$302])" office:value-type="float" office:value="2.5" calcext:value-type="float">
            <text:p>2.50</text:p>
          </table:table-cell>
          <table:table-cell table:formula="of:=625-[.F328]" office:value-type="float" office:value="71.75" calcext:value-type="float">
            <text:p>71.75</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553.25" calcext:value-type="float">
            <text:p>553.25</text:p>
          </table:table-cell>
          <table:table-cell table:formula="of:=SUMIF([.$B$4:.$B$302];[.B330];[.$E$4:.$E$302])" office:value-type="float" office:value="2.5" calcext:value-type="float">
            <text:p>2.50</text:p>
          </table:table-cell>
          <table:table-cell table:formula="of:=625-[.F329]" office:value-type="float" office:value="71.75" calcext:value-type="float">
            <text:p>71.75</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553.25" calcext:value-type="float">
            <text:p>553.25</text:p>
          </table:table-cell>
          <table:table-cell table:formula="of:=SUMIF([.$B$4:.$B$302];[.B331];[.$E$4:.$E$302])" office:value-type="float" office:value="2.5" calcext:value-type="float">
            <text:p>2.50</text:p>
          </table:table-cell>
          <table:table-cell table:formula="of:=625-[.F330]" office:value-type="float" office:value="71.75" calcext:value-type="float">
            <text:p>71.75</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553.25" calcext:value-type="float">
            <text:p>553.25</text:p>
          </table:table-cell>
          <table:table-cell table:formula="of:=SUMIF([.$B$4:.$B$302];[.B332];[.$E$4:.$E$302])" office:value-type="float" office:value="2.5" calcext:value-type="float">
            <text:p>2.50</text:p>
          </table:table-cell>
          <table:table-cell table:formula="of:=625-[.F331]" office:value-type="float" office:value="71.75" calcext:value-type="float">
            <text:p>71.75</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553.25" calcext:value-type="float">
            <text:p>553.25</text:p>
          </table:table-cell>
          <table:table-cell table:formula="of:=SUMIF([.$B$4:.$B$302];[.B333];[.$E$4:.$E$302])" office:value-type="float" office:value="2.5" calcext:value-type="float">
            <text:p>2.50</text:p>
          </table:table-cell>
          <table:table-cell table:formula="of:=625-[.F332]" office:value-type="float" office:value="71.75" calcext:value-type="float">
            <text:p>71.75</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553.25" calcext:value-type="float">
            <text:p>553.25</text:p>
          </table:table-cell>
          <table:table-cell table:formula="of:=SUMIF([.$B$4:.$B$302];[.B334];[.$E$4:.$E$302])" office:value-type="float" office:value="2.5" calcext:value-type="float">
            <text:p>2.50</text:p>
          </table:table-cell>
          <table:table-cell table:formula="of:=625-[.F333]" office:value-type="float" office:value="71.75" calcext:value-type="float">
            <text:p>71.75</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553.25" calcext:value-type="float">
            <text:p>553.25</text:p>
          </table:table-cell>
          <table:table-cell table:formula="of:=SUMIF([.$B$4:.$B$302];[.B335];[.$E$4:.$E$302])" office:value-type="float" office:value="2.5" calcext:value-type="float">
            <text:p>2.50</text:p>
          </table:table-cell>
          <table:table-cell table:formula="of:=625-[.F334]" office:value-type="float" office:value="71.75" calcext:value-type="float">
            <text:p>71.75</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553.25" calcext:value-type="float">
            <text:p>553.25</text:p>
          </table:table-cell>
          <table:table-cell table:formula="of:=SUMIF([.$B$4:.$B$302];[.B336];[.$E$4:.$E$302])" office:value-type="float" office:value="2.5" calcext:value-type="float">
            <text:p>2.50</text:p>
          </table:table-cell>
          <table:table-cell table:formula="of:=625-[.F335]" office:value-type="float" office:value="71.75" calcext:value-type="float">
            <text:p>71.75</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553.25" calcext:value-type="float">
            <text:p>553.25</text:p>
          </table:table-cell>
          <table:table-cell table:formula="of:=SUMIF([.$B$4:.$B$302];[.B337];[.$E$4:.$E$302])" office:value-type="float" office:value="2.5" calcext:value-type="float">
            <text:p>2.50</text:p>
          </table:table-cell>
          <table:table-cell table:formula="of:=625-[.F336]" office:value-type="float" office:value="71.75" calcext:value-type="float">
            <text:p>71.75</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553.25" calcext:value-type="float">
            <text:p>553.25</text:p>
          </table:table-cell>
          <table:table-cell table:formula="of:=SUMIF([.$B$4:.$B$302];[.B338];[.$E$4:.$E$302])" office:value-type="float" office:value="2.5" calcext:value-type="float">
            <text:p>2.50</text:p>
          </table:table-cell>
          <table:table-cell table:formula="of:=625-[.F337]" office:value-type="float" office:value="71.75" calcext:value-type="float">
            <text:p>71.75</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553.25" calcext:value-type="float">
            <text:p>553.25</text:p>
          </table:table-cell>
          <table:table-cell table:formula="of:=SUMIF([.$B$4:.$B$302];[.B339];[.$E$4:.$E$302])" office:value-type="float" office:value="2.5" calcext:value-type="float">
            <text:p>2.50</text:p>
          </table:table-cell>
          <table:table-cell table:formula="of:=625-[.F338]" office:value-type="float" office:value="71.75" calcext:value-type="float">
            <text:p>71.75</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553.25" calcext:value-type="float">
            <text:p>553.25</text:p>
          </table:table-cell>
          <table:table-cell table:formula="of:=SUMIF([.$B$4:.$B$302];[.B340];[.$E$4:.$E$302])" office:value-type="float" office:value="2.5" calcext:value-type="float">
            <text:p>2.50</text:p>
          </table:table-cell>
          <table:table-cell table:formula="of:=625-[.F339]" office:value-type="float" office:value="71.75" calcext:value-type="float">
            <text:p>71.75</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553.25" calcext:value-type="float">
            <text:p>553.25</text:p>
          </table:table-cell>
          <table:table-cell table:formula="of:=SUMIF([.$B$4:.$B$302];[.B341];[.$E$4:.$E$302])" office:value-type="float" office:value="2.5" calcext:value-type="float">
            <text:p>2.50</text:p>
          </table:table-cell>
          <table:table-cell table:formula="of:=625-[.F340]" office:value-type="float" office:value="71.75" calcext:value-type="float">
            <text:p>71.75</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553.25" calcext:value-type="float">
            <text:p>553.25</text:p>
          </table:table-cell>
          <table:table-cell table:formula="of:=SUMIF([.$B$4:.$B$302];[.B342];[.$E$4:.$E$302])" office:value-type="float" office:value="2.5" calcext:value-type="float">
            <text:p>2.50</text:p>
          </table:table-cell>
          <table:table-cell table:formula="of:=625-[.F341]" office:value-type="float" office:value="71.75" calcext:value-type="float">
            <text:p>71.75</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553.25" calcext:value-type="float">
            <text:p>553.25</text:p>
          </table:table-cell>
          <table:table-cell table:formula="of:=SUMIF([.$B$4:.$B$302];[.B343];[.$E$4:.$E$302])" office:value-type="float" office:value="2.5" calcext:value-type="float">
            <text:p>2.50</text:p>
          </table:table-cell>
          <table:table-cell table:formula="of:=625-[.F342]" office:value-type="float" office:value="71.75" calcext:value-type="float">
            <text:p>71.75</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553.25" calcext:value-type="float">
            <text:p>553.25</text:p>
          </table:table-cell>
          <table:table-cell table:formula="of:=SUMIF([.$B$4:.$B$302];[.B344];[.$E$4:.$E$302])" office:value-type="float" office:value="2.5" calcext:value-type="float">
            <text:p>2.50</text:p>
          </table:table-cell>
          <table:table-cell table:formula="of:=625-[.F343]" office:value-type="float" office:value="71.75" calcext:value-type="float">
            <text:p>71.75</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553.25" calcext:value-type="float">
            <text:p>553.25</text:p>
          </table:table-cell>
          <table:table-cell table:formula="of:=SUMIF([.$B$4:.$B$302];[.B345];[.$E$4:.$E$302])" office:value-type="float" office:value="2.5" calcext:value-type="float">
            <text:p>2.50</text:p>
          </table:table-cell>
          <table:table-cell table:formula="of:=625-[.F344]" office:value-type="float" office:value="71.75" calcext:value-type="float">
            <text:p>71.75</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553.25" calcext:value-type="float">
            <text:p>553.25</text:p>
          </table:table-cell>
          <table:table-cell table:formula="of:=SUMIF([.$B$4:.$B$302];[.B346];[.$E$4:.$E$302])" office:value-type="float" office:value="2.5" calcext:value-type="float">
            <text:p>2.50</text:p>
          </table:table-cell>
          <table:table-cell table:formula="of:=625-[.F345]" office:value-type="float" office:value="71.75" calcext:value-type="float">
            <text:p>71.75</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553.25" calcext:value-type="float">
            <text:p>553.25</text:p>
          </table:table-cell>
          <table:table-cell table:formula="of:=SUMIF([.$B$4:.$B$302];[.B347];[.$E$4:.$E$302])" office:value-type="float" office:value="2.5" calcext:value-type="float">
            <text:p>2.50</text:p>
          </table:table-cell>
          <table:table-cell table:formula="of:=625-[.F346]" office:value-type="float" office:value="71.75" calcext:value-type="float">
            <text:p>71.75</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553.25" calcext:value-type="float">
            <text:p>553.25</text:p>
          </table:table-cell>
          <table:table-cell table:formula="of:=SUMIF([.$B$4:.$B$302];[.B348];[.$E$4:.$E$302])" office:value-type="float" office:value="2.5" calcext:value-type="float">
            <text:p>2.50</text:p>
          </table:table-cell>
          <table:table-cell table:formula="of:=625-[.F347]" office:value-type="float" office:value="71.75" calcext:value-type="float">
            <text:p>71.75</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553.25" calcext:value-type="float">
            <text:p>553.25</text:p>
          </table:table-cell>
          <table:table-cell table:formula="of:=SUMIF([.$B$4:.$B$302];[.B349];[.$E$4:.$E$302])" office:value-type="float" office:value="2.5" calcext:value-type="float">
            <text:p>2.50</text:p>
          </table:table-cell>
          <table:table-cell table:formula="of:=625-[.F348]" office:value-type="float" office:value="71.75" calcext:value-type="float">
            <text:p>71.75</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553.25" calcext:value-type="float">
            <text:p>553.25</text:p>
          </table:table-cell>
          <table:table-cell table:formula="of:=SUMIF([.$B$4:.$B$302];[.B350];[.$E$4:.$E$302])" office:value-type="float" office:value="2.5" calcext:value-type="float">
            <text:p>2.50</text:p>
          </table:table-cell>
          <table:table-cell table:formula="of:=625-[.F349]" office:value-type="float" office:value="71.75" calcext:value-type="float">
            <text:p>71.75</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553.25" calcext:value-type="float">
            <text:p>553.25</text:p>
          </table:table-cell>
          <table:table-cell table:formula="of:=SUMIF([.$B$4:.$B$302];[.B351];[.$E$4:.$E$302])" office:value-type="float" office:value="2.5" calcext:value-type="float">
            <text:p>2.50</text:p>
          </table:table-cell>
          <table:table-cell table:formula="of:=625-[.F350]" office:value-type="float" office:value="71.75" calcext:value-type="float">
            <text:p>71.75</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553.25" calcext:value-type="float">
            <text:p>553.25</text:p>
          </table:table-cell>
          <table:table-cell table:formula="of:=SUMIF([.$B$4:.$B$302];[.B352];[.$E$4:.$E$302])" office:value-type="float" office:value="2.5" calcext:value-type="float">
            <text:p>2.50</text:p>
          </table:table-cell>
          <table:table-cell table:formula="of:=625-[.F351]" office:value-type="float" office:value="71.75" calcext:value-type="float">
            <text:p>71.75</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553.25" calcext:value-type="float">
            <text:p>553.25</text:p>
          </table:table-cell>
          <table:table-cell table:formula="of:=SUMIF([.$B$4:.$B$302];[.B353];[.$E$4:.$E$302])" office:value-type="float" office:value="2.5" calcext:value-type="float">
            <text:p>2.50</text:p>
          </table:table-cell>
          <table:table-cell table:formula="of:=625-[.F352]" office:value-type="float" office:value="71.75" calcext:value-type="float">
            <text:p>71.75</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553.25" calcext:value-type="float">
            <text:p>553.25</text:p>
          </table:table-cell>
          <table:table-cell table:formula="of:=SUMIF([.$B$4:.$B$302];[.B354];[.$E$4:.$E$302])" office:value-type="float" office:value="2.5" calcext:value-type="float">
            <text:p>2.50</text:p>
          </table:table-cell>
          <table:table-cell table:formula="of:=625-[.F353]" office:value-type="float" office:value="71.75" calcext:value-type="float">
            <text:p>71.75</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553.25" calcext:value-type="float">
            <text:p>553.25</text:p>
          </table:table-cell>
          <table:table-cell table:formula="of:=SUMIF([.$B$4:.$B$302];[.B355];[.$E$4:.$E$302])" office:value-type="float" office:value="2.5" calcext:value-type="float">
            <text:p>2.50</text:p>
          </table:table-cell>
          <table:table-cell table:formula="of:=625-[.F354]" office:value-type="float" office:value="71.75" calcext:value-type="float">
            <text:p>71.75</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553.25" calcext:value-type="float">
            <text:p>553.25</text:p>
          </table:table-cell>
          <table:table-cell table:formula="of:=SUMIF([.$B$4:.$B$302];[.B356];[.$E$4:.$E$302])" office:value-type="float" office:value="2.5" calcext:value-type="float">
            <text:p>2.50</text:p>
          </table:table-cell>
          <table:table-cell table:formula="of:=625-[.F355]" office:value-type="float" office:value="71.75" calcext:value-type="float">
            <text:p>71.75</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553.25" calcext:value-type="float">
            <text:p>553.25</text:p>
          </table:table-cell>
          <table:table-cell table:formula="of:=SUMIF([.$B$4:.$B$302];[.B357];[.$E$4:.$E$302])" office:value-type="float" office:value="2.5" calcext:value-type="float">
            <text:p>2.50</text:p>
          </table:table-cell>
          <table:table-cell table:formula="of:=625-[.F356]" office:value-type="float" office:value="71.75" calcext:value-type="float">
            <text:p>71.75</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553.25" calcext:value-type="float">
            <text:p>553.25</text:p>
          </table:table-cell>
          <table:table-cell table:formula="of:=SUMIF([.$B$4:.$B$302];[.B358];[.$E$4:.$E$302])" office:value-type="float" office:value="2.5" calcext:value-type="float">
            <text:p>2.50</text:p>
          </table:table-cell>
          <table:table-cell table:formula="of:=625-[.F357]" office:value-type="float" office:value="71.75" calcext:value-type="float">
            <text:p>71.75</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553.25" calcext:value-type="float">
            <text:p>553.25</text:p>
          </table:table-cell>
          <table:table-cell table:formula="of:=SUMIF([.$B$4:.$B$302];[.B359];[.$E$4:.$E$302])" office:value-type="float" office:value="2.5" calcext:value-type="float">
            <text:p>2.50</text:p>
          </table:table-cell>
          <table:table-cell table:formula="of:=625-[.F358]" office:value-type="float" office:value="71.75" calcext:value-type="float">
            <text:p>71.75</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553.25" calcext:value-type="float">
            <text:p>553.25</text:p>
          </table:table-cell>
          <table:table-cell table:formula="of:=SUMIF([.$B$4:.$B$302];[.B360];[.$E$4:.$E$302])" office:value-type="float" office:value="2.5" calcext:value-type="float">
            <text:p>2.50</text:p>
          </table:table-cell>
          <table:table-cell table:formula="of:=625-[.F359]" office:value-type="float" office:value="71.75" calcext:value-type="float">
            <text:p>71.75</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553.25" calcext:value-type="float">
            <text:p>553.25</text:p>
          </table:table-cell>
          <table:table-cell table:formula="of:=SUMIF([.$B$4:.$B$302];[.B361];[.$E$4:.$E$302])" office:value-type="float" office:value="2.5" calcext:value-type="float">
            <text:p>2.50</text:p>
          </table:table-cell>
          <table:table-cell table:formula="of:=625-[.F360]" office:value-type="float" office:value="71.75" calcext:value-type="float">
            <text:p>71.75</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553.25" calcext:value-type="float">
            <text:p>553.25</text:p>
          </table:table-cell>
          <table:table-cell table:formula="of:=SUMIF([.$B$4:.$B$302];[.B362];[.$E$4:.$E$302])" office:value-type="float" office:value="2.5" calcext:value-type="float">
            <text:p>2.50</text:p>
          </table:table-cell>
          <table:table-cell table:formula="of:=625-[.F361]" office:value-type="float" office:value="71.75" calcext:value-type="float">
            <text:p>71.75</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553.25" calcext:value-type="float">
            <text:p>553.25</text:p>
          </table:table-cell>
          <table:table-cell table:formula="of:=SUMIF([.$B$4:.$B$302];[.B363];[.$E$4:.$E$302])" office:value-type="float" office:value="2.5" calcext:value-type="float">
            <text:p>2.50</text:p>
          </table:table-cell>
          <table:table-cell table:formula="of:=625-[.F362]" office:value-type="float" office:value="71.75" calcext:value-type="float">
            <text:p>71.75</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553.25" calcext:value-type="float">
            <text:p>553.25</text:p>
          </table:table-cell>
          <table:table-cell table:formula="of:=SUMIF([.$B$4:.$B$302];[.B364];[.$E$4:.$E$302])" office:value-type="float" office:value="2.5" calcext:value-type="float">
            <text:p>2.50</text:p>
          </table:table-cell>
          <table:table-cell table:formula="of:=625-[.F363]" office:value-type="float" office:value="71.75" calcext:value-type="float">
            <text:p>71.75</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553.25" calcext:value-type="float">
            <text:p>553.25</text:p>
          </table:table-cell>
          <table:table-cell table:formula="of:=SUMIF([.$B$4:.$B$302];[.B365];[.$E$4:.$E$302])" office:value-type="float" office:value="2.5" calcext:value-type="float">
            <text:p>2.50</text:p>
          </table:table-cell>
          <table:table-cell table:formula="of:=625-[.F364]" office:value-type="float" office:value="71.75" calcext:value-type="float">
            <text:p>71.75</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553.25" calcext:value-type="float">
            <text:p>553.25</text:p>
          </table:table-cell>
          <table:table-cell table:formula="of:=SUMIF([.$B$4:.$B$302];[.B366];[.$E$4:.$E$302])" office:value-type="float" office:value="2.5" calcext:value-type="float">
            <text:p>2.50</text:p>
          </table:table-cell>
          <table:table-cell table:formula="of:=625-[.F365]" office:value-type="float" office:value="71.75" calcext:value-type="float">
            <text:p>71.75</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553.25" calcext:value-type="float">
            <text:p>553.25</text:p>
          </table:table-cell>
          <table:table-cell table:formula="of:=SUMIF([.$B$4:.$B$302];[.B367];[.$E$4:.$E$302])" office:value-type="float" office:value="2.5" calcext:value-type="float">
            <text:p>2.50</text:p>
          </table:table-cell>
          <table:table-cell table:formula="of:=625-[.F366]" office:value-type="float" office:value="71.75" calcext:value-type="float">
            <text:p>71.75</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553.25" calcext:value-type="float">
            <text:p>553.25</text:p>
          </table:table-cell>
          <table:table-cell table:formula="of:=SUMIF([.$B$4:.$B$302];[.B368];[.$E$4:.$E$302])" office:value-type="float" office:value="2.5" calcext:value-type="float">
            <text:p>2.50</text:p>
          </table:table-cell>
          <table:table-cell table:formula="of:=625-[.F367]" office:value-type="float" office:value="71.75" calcext:value-type="float">
            <text:p>71.75</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553.25" calcext:value-type="float">
            <text:p>553.25</text:p>
          </table:table-cell>
          <table:table-cell table:formula="of:=SUMIF([.$B$4:.$B$302];[.B369];[.$E$4:.$E$302])" office:value-type="float" office:value="2.5" calcext:value-type="float">
            <text:p>2.50</text:p>
          </table:table-cell>
          <table:table-cell table:formula="of:=625-[.F368]" office:value-type="float" office:value="71.75" calcext:value-type="float">
            <text:p>71.75</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553.25" calcext:value-type="float">
            <text:p>553.25</text:p>
          </table:table-cell>
          <table:table-cell table:formula="of:=SUMIF([.$B$4:.$B$302];[.B370];[.$E$4:.$E$302])" office:value-type="float" office:value="2.5" calcext:value-type="float">
            <text:p>2.50</text:p>
          </table:table-cell>
          <table:table-cell table:formula="of:=625-[.F369]" office:value-type="float" office:value="71.75" calcext:value-type="float">
            <text:p>71.75</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553.25" calcext:value-type="float">
            <text:p>553.25</text:p>
          </table:table-cell>
          <table:table-cell table:formula="of:=SUMIF([.$B$4:.$B$302];[.B371];[.$E$4:.$E$302])" office:value-type="float" office:value="2.5" calcext:value-type="float">
            <text:p>2.50</text:p>
          </table:table-cell>
          <table:table-cell table:formula="of:=625-[.F370]" office:value-type="float" office:value="71.75" calcext:value-type="float">
            <text:p>71.75</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553.25" calcext:value-type="float">
            <text:p>553.25</text:p>
          </table:table-cell>
          <table:table-cell table:formula="of:=SUMIF([.$B$4:.$B$302];[.B372];[.$E$4:.$E$302])" office:value-type="float" office:value="2.5" calcext:value-type="float">
            <text:p>2.50</text:p>
          </table:table-cell>
          <table:table-cell table:formula="of:=625-[.F371]" office:value-type="float" office:value="71.75" calcext:value-type="float">
            <text:p>71.75</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553.25" calcext:value-type="float">
            <text:p>553.25</text:p>
          </table:table-cell>
          <table:table-cell table:formula="of:=SUMIF([.$B$4:.$B$302];[.B373];[.$E$4:.$E$302])" office:value-type="float" office:value="2.5" calcext:value-type="float">
            <text:p>2.50</text:p>
          </table:table-cell>
          <table:table-cell table:formula="of:=625-[.F372]" office:value-type="float" office:value="71.75" calcext:value-type="float">
            <text:p>71.75</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553.25" calcext:value-type="float">
            <text:p>553.25</text:p>
          </table:table-cell>
          <table:table-cell table:formula="of:=SUMIF([.$B$4:.$B$302];[.B374];[.$E$4:.$E$302])" office:value-type="float" office:value="2.5" calcext:value-type="float">
            <text:p>2.50</text:p>
          </table:table-cell>
          <table:table-cell table:formula="of:=625-[.F373]" office:value-type="float" office:value="71.75" calcext:value-type="float">
            <text:p>71.75</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553.25" calcext:value-type="float">
            <text:p>553.25</text:p>
          </table:table-cell>
          <table:table-cell table:formula="of:=SUMIF([.$B$4:.$B$302];[.B375];[.$E$4:.$E$302])" office:value-type="float" office:value="2.5" calcext:value-type="float">
            <text:p>2.50</text:p>
          </table:table-cell>
          <table:table-cell table:formula="of:=625-[.F374]" office:value-type="float" office:value="71.75" calcext:value-type="float">
            <text:p>71.75</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553.25" calcext:value-type="float">
            <text:p>553.25</text:p>
          </table:table-cell>
          <table:table-cell table:formula="of:=SUMIF([.$B$4:.$B$302];[.B376];[.$E$4:.$E$302])" office:value-type="float" office:value="2.5" calcext:value-type="float">
            <text:p>2.50</text:p>
          </table:table-cell>
          <table:table-cell table:formula="of:=625-[.F375]" office:value-type="float" office:value="71.75" calcext:value-type="float">
            <text:p>71.75</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553.25" calcext:value-type="float">
            <text:p>553.25</text:p>
          </table:table-cell>
          <table:table-cell table:formula="of:=SUMIF([.$B$4:.$B$302];[.B377];[.$E$4:.$E$302])" office:value-type="float" office:value="2.5" calcext:value-type="float">
            <text:p>2.50</text:p>
          </table:table-cell>
          <table:table-cell table:formula="of:=625-[.F376]" office:value-type="float" office:value="71.75" calcext:value-type="float">
            <text:p>71.75</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553.25" calcext:value-type="float">
            <text:p>553.25</text:p>
          </table:table-cell>
          <table:table-cell table:formula="of:=SUMIF([.$B$4:.$B$302];[.B378];[.$E$4:.$E$302])" office:value-type="float" office:value="2.5" calcext:value-type="float">
            <text:p>2.50</text:p>
          </table:table-cell>
          <table:table-cell table:formula="of:=625-[.F377]" office:value-type="float" office:value="71.75" calcext:value-type="float">
            <text:p>71.75</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553.25" calcext:value-type="float">
            <text:p>553.25</text:p>
          </table:table-cell>
          <table:table-cell table:formula="of:=SUMIF([.$B$4:.$B$302];[.B379];[.$E$4:.$E$302])" office:value-type="float" office:value="2.5" calcext:value-type="float">
            <text:p>2.50</text:p>
          </table:table-cell>
          <table:table-cell table:formula="of:=625-[.F378]" office:value-type="float" office:value="71.75" calcext:value-type="float">
            <text:p>71.75</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553.25" calcext:value-type="float">
            <text:p>553.25</text:p>
          </table:table-cell>
          <table:table-cell table:formula="of:=SUMIF([.$B$4:.$B$302];[.B380];[.$E$4:.$E$302])" office:value-type="float" office:value="2.5" calcext:value-type="float">
            <text:p>2.50</text:p>
          </table:table-cell>
          <table:table-cell table:formula="of:=625-[.F379]" office:value-type="float" office:value="71.75" calcext:value-type="float">
            <text:p>71.75</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553.25" calcext:value-type="float">
            <text:p>553.25</text:p>
          </table:table-cell>
          <table:table-cell table:formula="of:=SUMIF([.$B$4:.$B$302];[.B381];[.$E$4:.$E$302])" office:value-type="float" office:value="2.5" calcext:value-type="float">
            <text:p>2.50</text:p>
          </table:table-cell>
          <table:table-cell table:formula="of:=625-[.F380]" office:value-type="float" office:value="71.75" calcext:value-type="float">
            <text:p>71.75</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553.25" calcext:value-type="float">
            <text:p>553.25</text:p>
          </table:table-cell>
          <table:table-cell table:formula="of:=SUMIF([.$B$4:.$B$302];[.B382];[.$E$4:.$E$302])" office:value-type="float" office:value="2.5" calcext:value-type="float">
            <text:p>2.50</text:p>
          </table:table-cell>
          <table:table-cell table:formula="of:=625-[.F381]" office:value-type="float" office:value="71.75" calcext:value-type="float">
            <text:p>71.75</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553.25" calcext:value-type="float">
            <text:p>553.25</text:p>
          </table:table-cell>
          <table:table-cell table:formula="of:=SUMIF([.$B$4:.$B$302];[.B383];[.$E$4:.$E$302])" office:value-type="float" office:value="2.5" calcext:value-type="float">
            <text:p>2.50</text:p>
          </table:table-cell>
          <table:table-cell table:formula="of:=625-[.F382]" office:value-type="float" office:value="71.75" calcext:value-type="float">
            <text:p>71.75</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553.25" calcext:value-type="float">
            <text:p>553.25</text:p>
          </table:table-cell>
          <table:table-cell table:formula="of:=SUMIF([.$B$4:.$B$302];[.B384];[.$E$4:.$E$302])" office:value-type="float" office:value="2.5" calcext:value-type="float">
            <text:p>2.50</text:p>
          </table:table-cell>
          <table:table-cell table:formula="of:=625-[.F383]" office:value-type="float" office:value="71.75" calcext:value-type="float">
            <text:p>71.75</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553.25" calcext:value-type="float">
            <text:p>553.25</text:p>
          </table:table-cell>
          <table:table-cell table:formula="of:=SUMIF([.$B$4:.$B$302];[.B385];[.$E$4:.$E$302])" office:value-type="float" office:value="2.5" calcext:value-type="float">
            <text:p>2.50</text:p>
          </table:table-cell>
          <table:table-cell table:formula="of:=625-[.F384]" office:value-type="float" office:value="71.75" calcext:value-type="float">
            <text:p>71.75</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553.25" calcext:value-type="float">
            <text:p>553.25</text:p>
          </table:table-cell>
          <table:table-cell table:formula="of:=SUMIF([.$B$4:.$B$302];[.B386];[.$E$4:.$E$302])" office:value-type="float" office:value="2.5" calcext:value-type="float">
            <text:p>2.50</text:p>
          </table:table-cell>
          <table:table-cell table:formula="of:=625-[.F385]" office:value-type="float" office:value="71.75" calcext:value-type="float">
            <text:p>71.75</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553.25" calcext:value-type="float">
            <text:p>553.25</text:p>
          </table:table-cell>
          <table:table-cell table:formula="of:=SUMIF([.$B$4:.$B$302];[.B387];[.$E$4:.$E$302])" office:value-type="float" office:value="2.5" calcext:value-type="float">
            <text:p>2.50</text:p>
          </table:table-cell>
          <table:table-cell table:formula="of:=625-[.F386]" office:value-type="float" office:value="71.75" calcext:value-type="float">
            <text:p>71.75</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553.25" calcext:value-type="float">
            <text:p>553.25</text:p>
          </table:table-cell>
          <table:table-cell table:formula="of:=SUMIF([.$B$4:.$B$302];[.B388];[.$E$4:.$E$302])" office:value-type="float" office:value="2.5" calcext:value-type="float">
            <text:p>2.50</text:p>
          </table:table-cell>
          <table:table-cell table:formula="of:=625-[.F387]" office:value-type="float" office:value="71.75" calcext:value-type="float">
            <text:p>71.75</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553.25" calcext:value-type="float">
            <text:p>553.25</text:p>
          </table:table-cell>
          <table:table-cell table:formula="of:=SUMIF([.$B$4:.$B$302];[.B389];[.$E$4:.$E$302])" office:value-type="float" office:value="2.5" calcext:value-type="float">
            <text:p>2.50</text:p>
          </table:table-cell>
          <table:table-cell table:formula="of:=625-[.F388]" office:value-type="float" office:value="71.75" calcext:value-type="float">
            <text:p>71.75</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553.25" calcext:value-type="float">
            <text:p>553.25</text:p>
          </table:table-cell>
          <table:table-cell table:formula="of:=SUMIF([.$B$4:.$B$302];[.B390];[.$E$4:.$E$302])" office:value-type="float" office:value="2.5" calcext:value-type="float">
            <text:p>2.50</text:p>
          </table:table-cell>
          <table:table-cell table:formula="of:=625-[.F389]" office:value-type="float" office:value="71.75" calcext:value-type="float">
            <text:p>71.75</text:p>
          </table:table-cell>
          <table:table-cell table:number-columns-repeated="1016"/>
        </table:table-row>
        <table:table-row table:style-name="ro1">
          <table:table-cell/>
          <table:table-cell table:style-name="ce4" table:formula="of:=ISOWEEKNUM([.A391];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553.25" calcext:value-type="float">
            <text:p>553.25</text:p>
          </table:table-cell>
          <table:table-cell table:formula="of:=SUMIF([.$B$4:.$B$302];[.B391];[.$E$4:.$E$302])" office:value-type="float" office:value="2.5" calcext:value-type="float">
            <text:p>2.50</text:p>
          </table:table-cell>
          <table:table-cell table:formula="of:=625-[.F390]" office:value-type="float" office:value="71.75" calcext:value-type="float">
            <text:p>71.75</text:p>
          </table:table-cell>
          <table:table-cell table:number-columns-repeated="1016"/>
        </table:table-row>
        <table:table-row table:style-name="ro1">
          <table:table-cell/>
          <table:table-cell table:style-name="ce4" table:formula="of:=ISOWEEKNUM([.A392];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553.25" calcext:value-type="float">
            <text:p>553.25</text:p>
          </table:table-cell>
          <table:table-cell table:formula="of:=SUMIF([.$B$4:.$B$302];[.B392];[.$E$4:.$E$302])" office:value-type="float" office:value="0" calcext:value-type="float">
            <text:p>0.00</text:p>
          </table:table-cell>
          <table:table-cell table:formula="of:=625-[.F391]" office:value-type="float" office:value="71.75" calcext:value-type="float">
            <text:p>71.75</text:p>
          </table:table-cell>
          <table:table-cell table:number-columns-repeated="1016"/>
        </table:table-row>
        <table:table-row table:style-name="ro1">
          <table:table-cell table:number-columns-repeated="4"/>
          <table:table-cell table:formula="of:=MOD(([.D392]-[.C392])*24;24)" office:value-type="float" office:value="0" calcext:value-type="float">
            <text:p>0.00</text:p>
          </table:table-cell>
          <table:table-cell table:number-columns-repeated="1019"/>
        </table:table-row>
        <table:table-row table:style-name="ro1">
          <table:table-cell table:number-columns-repeated="4"/>
          <table:table-cell table:formula="of:=MOD(([.D393]-[.C393])*24;24)" office:value-type="float" office:value="0" calcext:value-type="float">
            <text:p>0.00</text:p>
          </table:table-cell>
          <table:table-cell table:number-columns-repeated="1019"/>
        </table:table-row>
        <table:table-row table:style-name="ro1">
          <table:table-cell table:number-columns-repeated="4"/>
          <table:table-cell table:formula="of:=MOD(([.D394]-[.C394])*24;24)" office:value-type="float" office:value="0" calcext:value-type="float">
            <text:p>0.00</text:p>
          </table:table-cell>
          <table:table-cell table:number-columns-repeated="1019"/>
        </table:table-row>
        <table:table-row table:style-name="ro1">
          <table:table-cell table:number-columns-repeated="4"/>
          <table:table-cell table:formula="of:=MOD(([.D395]-[.C395])*24;24)" office:value-type="float" office:value="0" calcext:value-type="float">
            <text:p>0.00</text:p>
          </table:table-cell>
          <table:table-cell table:number-columns-repeated="1019"/>
        </table:table-row>
        <table:table-row table:style-name="ro1">
          <table:table-cell table:number-columns-repeated="4"/>
          <table:table-cell table:formula="of:=MOD(([.D396]-[.C396])*24;24)" office:value-type="float" office:value="0" calcext:value-type="float">
            <text:p>0.00</text:p>
          </table:table-cell>
          <table:table-cell table:number-columns-repeated="1019"/>
        </table:table-row>
        <table:table-row table:style-name="ro1">
          <table:table-cell table:number-columns-repeated="4"/>
          <table:table-cell table:formula="of:=MOD(([.D397]-[.C397])*24;24)" office:value-type="float" office:value="0" calcext:value-type="float">
            <text:p>0.00</text:p>
          </table:table-cell>
          <table:table-cell table:number-columns-repeated="1019"/>
        </table:table-row>
        <table:table-row table:style-name="ro1">
          <table:table-cell table:number-columns-repeated="4"/>
          <table:table-cell table:formula="of:=MOD(([.D398]-[.C398])*24;24)" office:value-type="float" office:value="0" calcext:value-type="float">
            <text:p>0.00</text:p>
          </table:table-cell>
          <table:table-cell table:number-columns-repeated="1019"/>
        </table:table-row>
        <table:table-row table:style-name="ro1">
          <table:table-cell table:number-columns-repeated="4"/>
          <table:table-cell table:formula="of:=MOD(([.D399]-[.C399])*24;24)" office:value-type="float" office:value="0" calcext:value-type="float">
            <text:p>0.00</text:p>
          </table:table-cell>
          <table:table-cell table:number-columns-repeated="1019"/>
        </table:table-row>
        <table:table-row table:style-name="ro1">
          <table:table-cell table:number-columns-repeated="4"/>
          <table:table-cell table:formula="of:=MOD(([.D400]-[.C400])*24;24)" office:value-type="float" office:value="0" calcext:value-type="float">
            <text:p>0.00</text:p>
          </table:table-cell>
          <table:table-cell table:number-columns-repeated="1019"/>
        </table:table-row>
        <table:table-row table:style-name="ro1">
          <table:table-cell table:number-columns-repeated="4"/>
          <table:table-cell table:formula="of:=MOD(([.D401]-[.C401])*24;24)" office:value-type="float" office:value="0" calcext:value-type="float">
            <text:p>0.00</text:p>
          </table:table-cell>
          <table:table-cell table:number-columns-repeated="1019"/>
        </table:table-row>
        <table:table-row table:style-name="ro1">
          <table:table-cell table:number-columns-repeated="4"/>
          <table:table-cell table:formula="of:=MOD(([.D402]-[.C402])*24;24)" office:value-type="float" office:value="0" calcext:value-type="float">
            <text:p>0.00</text:p>
          </table:table-cell>
          <table:table-cell table:number-columns-repeated="1019"/>
        </table:table-row>
        <table:table-row table:style-name="ro1">
          <table:table-cell table:number-columns-repeated="4"/>
          <table:table-cell table:formula="of:=MOD(([.D403]-[.C403])*24;24)" office:value-type="float" office:value="0" calcext:value-type="float">
            <text:p>0.00</text:p>
          </table:table-cell>
          <table:table-cell table:number-columns-repeated="1019"/>
        </table:table-row>
        <table:table-row table:style-name="ro1">
          <table:table-cell table:number-columns-repeated="4"/>
          <table:table-cell table:formula="of:=MOD(([.D404]-[.C404])*24;24)" office:value-type="float" office:value="0" calcext:value-type="float">
            <text:p>0.00</text:p>
          </table:table-cell>
          <table:table-cell table:number-columns-repeated="1019"/>
        </table:table-row>
        <table:table-row table:style-name="ro1">
          <table:table-cell table:number-columns-repeated="4"/>
          <table:table-cell table:formula="of:=MOD(([.D405]-[.C405])*24;24)" office:value-type="float" office:value="0" calcext:value-type="float">
            <text:p>0.00</text:p>
          </table:table-cell>
          <table:table-cell table:number-columns-repeated="1019"/>
        </table:table-row>
        <table:table-row table:style-name="ro1">
          <table:table-cell table:number-columns-repeated="4"/>
          <table:table-cell table:formula="of:=MOD(([.D406]-[.C406])*24;24)" office:value-type="float" office:value="0" calcext:value-type="float">
            <text:p>0.00</text:p>
          </table:table-cell>
          <table:table-cell table:number-columns-repeated="1019"/>
        </table:table-row>
        <table:table-row table:style-name="ro1">
          <table:table-cell table:number-columns-repeated="4"/>
          <table:table-cell table:formula="of:=MOD(([.D407]-[.C407])*24;24)" office:value-type="float" office:value="0" calcext:value-type="float">
            <text:p>0.00</text:p>
          </table:table-cell>
          <table:table-cell table:number-columns-repeated="1019"/>
        </table:table-row>
        <table:table-row table:style-name="ro1">
          <table:table-cell table:number-columns-repeated="4"/>
          <table:table-cell table:formula="of:=MOD(([.D408]-[.C408])*24;24)" office:value-type="float" office:value="0" calcext:value-type="float">
            <text:p>0.00</text:p>
          </table:table-cell>
          <table:table-cell table:number-columns-repeated="1019"/>
        </table:table-row>
        <table:table-row table:style-name="ro1">
          <table:table-cell table:number-columns-repeated="4"/>
          <table:table-cell table:formula="of:=MOD(([.D409]-[.C409])*24;24)" office:value-type="float" office:value="0" calcext:value-type="float">
            <text:p>0.00</text:p>
          </table:table-cell>
          <table:table-cell table:number-columns-repeated="1019"/>
        </table:table-row>
        <table:table-row table:style-name="ro1">
          <table:table-cell table:number-columns-repeated="4"/>
          <table:table-cell table:formula="of:=MOD(([.D410]-[.C410])*24;24)" office:value-type="float" office:value="0" calcext:value-type="float">
            <text:p>0.00</text:p>
          </table:table-cell>
          <table:table-cell table:number-columns-repeated="1019"/>
        </table:table-row>
        <table:table-row table:style-name="ro1">
          <table:table-cell table:number-columns-repeated="4"/>
          <table:table-cell table:formula="of:=MOD(([.D411]-[.C411])*24;24)" office:value-type="float" office:value="0" calcext:value-type="float">
            <text:p>0.00</text:p>
          </table:table-cell>
          <table:table-cell table:number-columns-repeated="1019"/>
        </table:table-row>
        <table:table-row table:style-name="ro1">
          <table:table-cell table:number-columns-repeated="4"/>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00:16:52.87151474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1T00:59:44.388596188</dc:date>
    <meta:editing-duration>P4DT9H13M22S</meta:editing-duration>
    <meta:editing-cycles>167</meta:editing-cycles>
    <meta:generator>LibreOffice/4.2.4.2$Linux_X86_64 LibreOffice_project/420m0$Build-2</meta:generator>
    <meta:document-statistic meta:table-count="1" meta:cell-count="2864" meta:object-count="0"/>
  </office:meta>
</office:document-meta>
</file>